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b3c" officeooo:paragraph-rsid="0006ab3c"/>
    </style:style>
    <style:style style:name="P2" style:family="paragraph" style:parent-style-name="Standard">
      <style:text-properties officeooo:rsid="0006ab3c" officeooo:paragraph-rsid="00083a85"/>
    </style:style>
    <style:style style:name="P3" style:family="paragraph" style:parent-style-name="Standard">
      <style:text-properties officeooo:rsid="00083a85" officeooo:paragraph-rsid="00083a85"/>
    </style:style>
    <style:style style:name="P4" style:family="paragraph" style:parent-style-name="Standard">
      <style:text-properties officeooo:rsid="00083a85" officeooo:paragraph-rsid="0006ab3c"/>
    </style:style>
    <style:style style:name="P5" style:family="paragraph" style:parent-style-name="Standard">
      <style:text-properties officeooo:rsid="00098bd4" officeooo:paragraph-rsid="00098bd4"/>
    </style:style>
    <style:style style:name="P6" style:family="paragraph" style:parent-style-name="Standard">
      <style:text-properties officeooo:rsid="000c7524" officeooo:paragraph-rsid="0006ab3c"/>
    </style:style>
    <style:style style:name="P7" style:family="paragraph" style:parent-style-name="Standard">
      <style:text-properties officeooo:rsid="000c7524" officeooo:paragraph-rsid="000ca2d7"/>
    </style:style>
    <style:style style:name="P8" style:family="paragraph" style:parent-style-name="Standard">
      <style:text-properties officeooo:rsid="0016ea8c" officeooo:paragraph-rsid="000ca2d7"/>
    </style:style>
    <style:style style:name="P9" style:family="paragraph" style:parent-style-name="Standard">
      <style:text-properties officeooo:rsid="0006ab3c" officeooo:paragraph-rsid="0006ab3c"/>
    </style:style>
    <style:style style:name="P10" style:family="paragraph" style:parent-style-name="Standard">
      <style:text-properties officeooo:rsid="0006ab3c" officeooo:paragraph-rsid="00083a85"/>
    </style:style>
    <style:style style:name="P11" style:family="paragraph" style:parent-style-name="Standard">
      <style:text-properties officeooo:rsid="0006ab3c" officeooo:paragraph-rsid="00154ab3"/>
    </style:style>
    <style:style style:name="P12" style:family="paragraph" style:parent-style-name="Standard">
      <style:text-properties fo:font-weight="bold" officeooo:rsid="0006ab3c" officeooo:paragraph-rsid="0006ab3c" style:font-weight-asian="bold" style:font-weight-complex="bold"/>
    </style:style>
    <style:style style:name="P13" style:family="paragraph" style:parent-style-name="Standard">
      <style:text-properties fo:font-weight="bold" officeooo:rsid="0006ab3c" officeooo:paragraph-rsid="0012d171" style:font-weight-asian="bold" style:font-weight-complex="bold"/>
    </style:style>
    <style:style style:name="P14" style:family="paragraph" style:parent-style-name="Standard">
      <style:text-properties fo:font-weight="bold" officeooo:rsid="0006ab3c" officeooo:paragraph-rsid="00176098" style:font-weight-asian="bold" style:font-weight-complex="bold"/>
    </style:style>
    <style:style style:name="P15" style:family="paragraph" style:parent-style-name="Standard">
      <style:text-properties fo:font-weight="bold" officeooo:rsid="00098bd4" officeooo:paragraph-rsid="00098bd4" style:font-weight-asian="bold" style:font-weight-complex="bold"/>
    </style:style>
    <style:style style:name="P16" style:family="paragraph" style:parent-style-name="Standard">
      <style:text-properties fo:font-weight="bold" officeooo:rsid="00138eb8" officeooo:paragraph-rsid="00138eb8" style:font-weight-asian="bold" style:font-weight-complex="bold"/>
    </style:style>
    <style:style style:name="P17" style:family="paragraph" style:parent-style-name="Standard">
      <style:text-properties fo:font-weight="bold" officeooo:rsid="00176098" officeooo:paragraph-rsid="00176098" style:font-weight-asian="bold" style:font-weight-complex="bold"/>
    </style:style>
    <style:style style:name="P18" style:family="paragraph" style:parent-style-name="Standard">
      <style:text-properties officeooo:rsid="00083a85" officeooo:paragraph-rsid="00083a85"/>
    </style:style>
    <style:style style:name="P19" style:family="paragraph" style:parent-style-name="Standard">
      <style:text-properties officeooo:rsid="00098bd4" officeooo:paragraph-rsid="00098bd4"/>
    </style:style>
    <style:style style:name="P20" style:family="paragraph" style:parent-style-name="Standard">
      <style:text-properties officeooo:rsid="00098bd4" officeooo:paragraph-rsid="00154ab3"/>
    </style:style>
    <style:style style:name="P21" style:family="paragraph" style:parent-style-name="Standard">
      <style:text-properties fo:font-weight="normal" officeooo:rsid="00098bd4" officeooo:paragraph-rsid="0012d171" style:font-weight-asian="normal" style:font-weight-complex="normal"/>
    </style:style>
    <style:style style:name="P22" style:family="paragraph" style:parent-style-name="Standard">
      <style:text-properties fo:font-weight="normal" officeooo:rsid="00098bd4" officeooo:paragraph-rsid="0015d885" style:font-weight-asian="normal" style:font-weight-complex="normal"/>
    </style:style>
    <style:style style:name="P23" style:family="paragraph" style:parent-style-name="Standard">
      <style:text-properties officeooo:rsid="00138eb8" officeooo:paragraph-rsid="00138eb8"/>
    </style:style>
    <style:style style:name="P24" style:family="paragraph" style:parent-style-name="Standard">
      <style:text-properties officeooo:rsid="00138eb8" officeooo:paragraph-rsid="0015d885"/>
    </style:style>
    <style:style style:name="P25" style:family="paragraph" style:parent-style-name="Standard">
      <style:text-properties officeooo:rsid="00138eb8" officeooo:paragraph-rsid="00176098"/>
    </style:style>
    <style:style style:name="P26" style:family="paragraph" style:parent-style-name="Standard">
      <style:text-properties officeooo:rsid="000c7524" officeooo:paragraph-rsid="00154ab3"/>
    </style:style>
    <style:style style:name="T1" style:family="text">
      <style:text-properties officeooo:rsid="0012eeb3"/>
    </style:style>
    <style:style style:name="T2" style:family="text">
      <style:text-properties officeooo:rsid="00111ce8"/>
    </style:style>
    <style:style style:name="T3" style:family="text">
      <style:text-properties officeooo:rsid="0016ea8c"/>
    </style:style>
    <style:style style:name="T4" style:family="text">
      <style:text-properties officeooo:rsid="0011c3f0"/>
    </style:style>
    <style:style style:name="T5" style:family="text">
      <style:text-properties officeooo:rsid="0012a5d7"/>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a5d7" style:font-weight-asian="normal" style:font-weight-complex="normal"/>
    </style:style>
    <style:style style:name="T9" style:family="text">
      <style:text-properties fo:font-weight="normal" officeooo:rsid="0012d171" style:font-weight-asian="normal" style:font-weight-complex="normal"/>
    </style:style>
    <style:style style:name="T10" style:family="text">
      <style:text-properties fo:font-weight="normal" officeooo:rsid="00138eb8" style:font-weight-asian="normal" style:font-weight-complex="normal"/>
    </style:style>
    <style:style style:name="T11" style:family="text">
      <style:text-properties officeooo:rsid="00138eb8"/>
    </style:style>
    <style:style style:name="T12" style:family="text">
      <style:text-properties officeooo:rsid="00176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text:p>
      <text:p text:style-name="P1"><text:span text:style-name="T6">Introduction à l’info</text:span></text:p>
      <text:p text:style-name="P7"/>
      <text:p text:style-name="P7"><text:tab/><text:span text:style-name="T2">Préparation de l’animateur : avoir le powerPoint sur l’ordinateur.</text:span></text:p>
      <text:p text:style-name="P7"><text:tab/></text:p>
      <text:p text:style-name="P7"><text:tab/><text:span text:style-name="T2">Manipulation : Les jeunes auront parfois à voter ou à répondre à certaines questions</text:span></text:p>
      <text:p text:style-name="P7"/>
      <text:p text:style-name="P7"><text:tab/><text:span text:style-name="T2">cout : 0$</text:span></text:p>
      <text:p text:style-name="P7"/>
      <text:p text:style-name="P7"><text:tab/><text:span text:style-name="T1">description : Histoire de l’informatique, son utilité, comment un programme fonctionne, comment un ordinateur fonctionne. Ce qu’est un langage de programmation, l’évolution de leurs complexités, les différences entre les langages et les raisons qui mènent les programmeurs à choisir une langue plutôt qu’une autre. Quel langage est utilisé dans quel type d’industrie (ex : jeux vidéos, nasa, intelligence artificiel,etc.)</text:span></text:p>
      <text:p text:style-name="P6"/>
      <text:p text:style-name="P6"/>
      <text:p text:style-name="P1"><text:span text:style-name="T6">Révision notion de base</text:span></text:p>
      <text:p text:style-name="P8"><text:tab/>Préparation : avoir le pwp prêt sur l’ordinateur</text:p>
      <text:p text:style-name="P7"><text:tab/></text:p>
      <text:p text:style-name="P7"><text:tab/><text:span text:style-name="T3">manipulation : aucune</text:span></text:p>
      <text:p text:style-name="P7"/>
      <text:p text:style-name="P7"><text:tab/><text:span text:style-name="T3">coût : 0$</text:span></text:p>
      <text:p text:style-name="P7"><text:tab/></text:p>
      <text:p text:style-name="P7"><text:tab/><text:span text:style-name="T3">description : Ce qu’est une variable, les interactions utilisateurs/console en c++, révision en profondeur des types . Exercice : calculer la moyenne d’une classe et dire si la moyenne passe ou pas. Présentation des fonctions. Parler des bonnes habitudes de programmations : comment séparer un projet, commenter un projet, utiliser des noms de variables appropriés. Exercices sur les fonctions : faire une fonction qui vérifie le mot de passe d’un utilisateur. </text:span></text:p>
      <text:p text:style-name="P7"/>
      <text:p text:style-name="P1"/>
      <text:p text:style-name="P1"><text:span text:style-name="T6">Notions avancés :</text:span></text:p>
      <text:p text:style-name="P1"><text:tab/><text:span text:style-name="T4">Préparation : aucune</text:span></text:p>
      <text:p text:style-name="P1"/>
      <text:p text:style-name="P1"><text:tab/><text:span text:style-name="T4">manipulation : donner les explications</text:span></text:p>
      <text:p text:style-name="P1"/>
      <text:p text:style-name="P11"><text:tab/><text:span text:style-name="T3">coût : 0$</text:span></text:p>
      <text:p text:style-name="P11"/>
      <text:p text:style-name="P1"><text:tab/><text:span text:style-name="T4">description : Présenter les listes et les tableaux. Présentation des objets et de classes. Présentation des pointeurs. Présentation des notions d’héritage. Les exemples et les exercices donnés seront en lien avec le jeu de mastermind qu’il devront coder au complet dans leur cas en c++.</text:span></text:p>
      <text:p text:style-name="P4"/>
      <text:p text:style-name="P3"/>
      <text:p text:style-name="P3"><text:span text:style-name="T6">Jeux vidéos :</text:span></text:p>
      <text:p text:style-name="P3"><text:tab/></text:p>
      <text:p text:style-name="P3"><text:tab/><text:span text:style-name="T5">Préparation : avoir le powerPoint de prêt sur l’ordinateur</text:span></text:p>
      <text:p text:style-name="P3"/>
      <text:p text:style-name="P3"><text:tab/><text:span text:style-name="T5">Manipulation : aucune</text:span></text:p>
      <text:p text:style-name="P3"/>
      <text:p text:style-name="P26"><text:span text:style-name="T3"><text:tab/>coût : 0$</text:span></text:p>
      <text:p text:style-name="P3"/>
      <text:p text:style-name="P3"><text:tab/><text:span text:style-name="T5">Description : L’histoire des jeux et leur évolution, ainsi que celle des consoles. Les différences entre les consoles (ex : ps4 vs xbox one). Comment programmer un jeu vidéo. L’industrie du jeu vidéo. Quelques « fun facts » ex : cartouche d’E.T. dans le désert. </text:span></text:p>
      <text:p text:style-name="P3"><text:soft-page-break/></text:p>
      <text:p text:style-name="P3"/>
      <text:p text:style-name="P15">Surprise de Fermion</text:p>
      <text:p text:style-name="P5"><text:tab/><text:span text:style-name="T5">Préparation : mettre le powerpoint sur l’ordinateur</text:span></text:p>
      <text:p text:style-name="P5"><text:tab/><text:tab/></text:p>
      <text:p text:style-name="P5"><text:tab/><text:span text:style-name="T5">manipulation : aucune</text:span></text:p>
      <text:p text:style-name="P5"/>
      <text:p text:style-name="P20"><text:tab/><text:span text:style-name="T3">coût : 0$</text:span></text:p>
      <text:p text:style-name="P5"/>
      <text:p text:style-name="P5"><text:tab/><text:span text:style-name="T5">Description : le merveilleux monde des fractales</text:span></text:p>
      <text:p text:style-name="P1"/>
      <text:p text:style-name="P12">Visite : </text:p>
      <text:p text:style-name="P1"><text:tab/><text:span text:style-name="T5">À déterminer : </text:span>ubisoft? Warner Bros Game? CRIM? <text:span text:style-name="T5">Google?</text:span></text:p>
      <text:p text:style-name="P1"/>
      <text:p text:style-name="P11"><text:tab/><text:span text:style-name="T3">coût : Prévoir un transport</text:span></text:p>
      <text:p text:style-name="P2"/>
      <text:p text:style-name="P2"><text:s/><text:tab/><text:tab/></text:p>
      <text:p text:style-name="P12">mastermind</text:p>
      <text:p text:style-name="P13"><text:tab/><text:span text:style-name="T8">Préparation : </text:span><text:span text:style-name="T9">aucune</text:span></text:p>
      <text:p text:style-name="P21"><text:tab/></text:p>
      <text:p text:style-name="P21"><text:tab/><text:span text:style-name="T5">manipulation : aider les jeunes, faire une partie avec eux au besoin</text:span></text:p>
      <text:p text:style-name="P21"/>
      <text:p text:style-name="P22"><text:tab/><text:span text:style-name="T3">coût : 0$</text:span></text:p>
      <text:p text:style-name="P21"/>
      <text:p text:style-name="P21"><text:tab/><text:span text:style-name="T5">Description : Code commenté, les jeunes auront à faire ce qui est indiqué en commentaire pour compléter. Pour plus d’informations sur ce qu’est mastermind, voir informatique normal.</text:span></text:p>
      <text:p text:style-name="P1"/>
      <text:p text:style-name="P16">Défis C++</text:p>
      <text:p text:style-name="P23"><text:tab/>Préparation : mettre l’énoncé des défis sur leur compte</text:p>
      <text:p text:style-name="P23"/>
      <text:p text:style-name="P23"><text:tab/>Manipulation : aucune</text:p>
      <text:p text:style-name="P23"/>
      <text:p text:style-name="P24"><text:tab/><text:span text:style-name="T3">coût : 0$</text:span></text:p>
      <text:p text:style-name="P23"/>
      <text:p text:style-name="P23"><text:tab/>Description : Comme les défis python, ces défis testeront les jeunes sur leur connaissance en c++, ils pourront faire les défis pendant des pauses ou des temps libres.</text:p>
      <text:p text:style-name="P1"><text:tab/></text:p>
      <text:p text:style-name="P1"/>
      <text:p text:style-name="P17">Activité Santé Sécurité<text:tab/></text:p>
      <text:p text:style-name="P17"><text:tab/><text:span text:style-name="T10">Préparation : </text:span><text:span text:style-name="T7">avoir le PowerPoint de prêt</text:span></text:p>
      <text:p text:style-name="P25"/>
      <text:p text:style-name="P25"><text:tab/>Manipulation : aucune</text:p>
      <text:p text:style-name="P25"/>
      <text:p text:style-name="P25"><text:tab/><text:span text:style-name="T3">coût : 0$</text:span></text:p>
      <text:p text:style-name="P25"/>
      <text:p text:style-name="P25"><text:tab/>Description : <text:span text:style-name="T12">Présenter la cyberdépendance, les effets que peuvent avoir les écrans sur le cycle de sommeil. Présenter pourquoi c’est important de bien ajuster sa table de travail (ergonomie).</text:span></text:p>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43:09.870614776</meta:creation-date>
    <dc:date>2018-11-12T11:51:57.682181810</dc:date>
    <meta:editing-duration>P2DT22H43M8S</meta:editing-duration>
    <meta:editing-cycles>9</meta:editing-cycles>
    <meta:generator>LibreOffice/6.0.3.2$Linux_X86_64 LibreOffice_project/00m0$Build-2</meta:generator>
    <meta:document-statistic meta:table-count="0" meta:image-count="0" meta:object-count="0" meta:page-count="2" meta:paragraph-count="53" meta:word-count="476" meta:character-count="3031" meta:non-whitespace-character-count="2549"/>
  </office:meta>
</office:document-meta>
</file>